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in" fo:margin-bottom="0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Preformatted_20_Text" style:list-style-name="L2"/>
    <style:style style:name="P5" style:family="paragraph" style:parent-style-name="Preformatted_20_Text" style:list-style-name="L2">
      <style:paragraph-properties fo:margin-top="0in" fo:margin-bottom="0.1965in" style:contextual-spacing="false"/>
    </style:style>
    <style:style style:name="P6" style:family="paragraph" style:parent-style-name="Preformatted_20_Text">
      <style:paragraph-properties fo:margin-top="0in" fo:margin-bottom="0.1965in" style:contextual-spacing="false"/>
    </style:style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5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6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7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8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9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1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2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 style:list-style-name="L13"/>
    <style:style style:name="P29" style:family="paragraph" style:parent-style-name="Text_20_body" style:list-style-name="L14">
      <style:paragraph-properties fo:margin-top="0in" fo:margin-bottom="0in" style:contextual-spacing="false"/>
    </style:style>
    <style:style style:name="P30" style:family="paragraph" style:parent-style-name="Text_20_body" style:list-style-name="L14"/>
    <style:style style:name="P31" style:family="paragraph" style:parent-style-name="Text_20_body" style:list-style-name="L15">
      <style:paragraph-properties fo:margin-top="0in" fo:margin-bottom="0in" style:contextual-spacing="false"/>
    </style:style>
    <style:style style:name="P32" style:family="paragraph" style:parent-style-name="Text_20_body" style:list-style-name="L15"/>
    <style:style style:name="P33" style:family="paragraph" style:parent-style-name="Text_20_body" style:list-style-name="L16">
      <style:paragraph-properties fo:margin-top="0in" fo:margin-bottom="0in" style:contextual-spacing="false"/>
    </style:style>
    <style:style style:name="P34" style:family="paragraph" style:parent-style-name="Text_20_body" style:list-style-name="L16"/>
    <style:style style:name="P35" style:family="paragraph" style:parent-style-name="Text_20_body" style:list-style-name="L17">
      <style:paragraph-properties fo:margin-top="0in" fo:margin-bottom="0in" style:contextual-spacing="false"/>
    </style:style>
    <style:style style:name="P36" style:family="paragraph" style:parent-style-name="Text_20_body" style:list-style-name="L17"/>
    <style:style style:name="P37" style:family="paragraph" style:parent-style-name="Text_20_body" style:list-style-name="L18">
      <style:paragraph-properties fo:margin-top="0in" fo:margin-bottom="0in" style:contextual-spacing="false"/>
    </style:style>
    <style:style style:name="P38" style:family="paragraph" style:parent-style-name="Text_20_body" style:list-style-name="L18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Nocturne - No-Code Crypto Strategy Platform</text:h>
      <text:p text:style-name="Quotations"><text:span text:style-name="Strong_20_Emphasis">Slogan:</text:span> <text:span text:style-name="Emphasis">Design by Day. Earn by Night</text:span></text:p>
      <text:p text:style-name="Text_20_body">A visual, no-code platform for creating, backtesting, and deploying cryptocurrency trading strategies.</text:p>
      <text:h text:style-name="Heading_20_2" text:outline-level="2">🚀 Quick Start</text:h>
      <text:h text:style-name="Heading_20_3" text:outline-level="3">Prerequisites</text:h>
      <text:list text:style-name="L1">
        <text:list-item>
          <text:p text:style-name="P1">Node.js 18+ </text:p>
        </text:list-item>
        <text:list-item>
          <text:p text:style-name="P2">npm/pnpm/yarn </text:p>
        </text:list-item>
      </text:list>
      <text:h text:style-name="Heading_20_3" text:outline-level="3">Installation</text:h>
      <text:list text:style-name="L2">
        <text:list-item>
          <text:p text:style-name="P3"><text:span text:style-name="Strong_20_Emphasis">Install dependencies:</text:span></text:p>
          <text:p text:style-name="P4"><text:span text:style-name="Source_20_Text">npm install</text:span></text:p>
          <text:p text:style-name="P4"><text:span text:style-name="Source_20_Text"># or</text:span></text:p>
          <text:p text:style-name="P5"><text:span text:style-name="Source_20_Text">pnpm install</text:span></text:p>
        </text:list-item>
        <text:list-item>
          <text:p text:style-name="P3"><text:span text:style-name="Strong_20_Emphasis">Run development server:</text:span></text:p>
          <text:p text:style-name="P4"><text:span text:style-name="Source_20_Text">npm run dev</text:span></text:p>
          <text:p text:style-name="P4"><text:span text:style-name="Source_20_Text"># or </text:span></text:p>
          <text:p text:style-name="P5"><text:span text:style-name="Source_20_Text">pnpm dev</text:span></text:p>
        </text:list-item>
        <text:list-item>
          <text:p text:style-name="P3"><text:span text:style-name="Strong_20_Emphasis">Open your browser:</text:span></text:p>
          <text:p text:style-name="P5"><text:span text:style-name="Source_20_Text">http://localhost:3000</text:span></text:p>
        </text:list-item>
      </text:list>
      <text:h text:style-name="Heading_20_2" text:outline-level="2">📁 Project Structure</text:h>
      <text:p text:style-name="Preformatted_20_Text"><text:span text:style-name="Source_20_Text">src/</text:span></text:p>
      <text:p text:style-name="Preformatted_20_Text"><text:span text:style-name="Source_20_Text">├── app/ <text:s text:c="25"/># Next.js App Router</text:span></text:p>
      <text:p text:style-name="Preformatted_20_Text"><text:span text:style-name="Source_20_Text">│ <text:s text:c="2"/>├── (strategy)/ <text:s text:c="13"/># Strategy route group</text:span></text:p>
      <text:p text:style-name="Preformatted_20_Text"><text:span text:style-name="Source_20_Text">│ <text:s text:c="2"/>│ <text:s text:c="2"/>├── build/ <text:s text:c="14"/># Strategy builder page</text:span></text:p>
      <text:p text:style-name="Preformatted_20_Text"><text:span text:style-name="Source_20_Text">│ <text:s text:c="2"/>│ <text:s text:c="2"/>│ <text:s text:c="2"/>├── _components/ <text:s text:c="4"/># Builder-specific components</text:span></text:p>
      <text:p text:style-name="Preformatted_20_Text"><text:span text:style-name="Source_20_Text">│ <text:s text:c="2"/>│ <text:s text:c="2"/>│ <text:s text:c="2"/>└── page.tsx <text:s text:c="8"/># Main builder page</text:span></text:p>
      <text:p text:style-name="Preformatted_20_Text"><text:span text:style-name="Source_20_Text">│ <text:s text:c="2"/>│ <text:s text:c="2"/>├── results/ <text:s text:c="12"/># Backtest results (WIP)</text:span></text:p>
      <text:p text:style-name="Preformatted_20_Text"><text:span text:style-name="Source_20_Text">│ <text:s text:c="2"/>│ <text:s text:c="2"/>└── layout.tsx <text:s text:c="10"/># Strategy layout</text:span></text:p>
      <text:p text:style-name="Preformatted_20_Text"><text:span text:style-name="Source_20_Text">│ <text:s text:c="2"/>├── globals.css <text:s text:c="13"/># Global styles</text:span></text:p>
      <text:p text:style-name="Preformatted_20_Text"><text:span text:style-name="Source_20_Text">│ <text:s text:c="2"/>└── layout.tsx <text:s text:c="14"/># Root layout</text:span></text:p>
      <text:p text:style-name="Preformatted_20_Text"><text:span text:style-name="Source_20_Text">├── _components/ <text:s text:c="16"/># Shared components</text:span></text:p>
      <text:p text:style-name="Preformatted_20_Text"><text:span text:style-name="Source_20_Text">│ <text:s text:c="2"/>└── ui/ <text:s text:c="21"/># UI components</text:span></text:p>
      <text:p text:style-name="Preformatted_20_Text"><text:span text:style-name="Source_20_Text">├── _lib/ <text:s text:c="23"/># Shared utilities &amp; types</text:span></text:p>
      <text:p text:style-name="Preformatted_20_Text"><text:span text:style-name="Source_20_Text">│ <text:s text:c="2"/>├── constants/ <text:s text:c="14"/># App constants</text:span></text:p>
      <text:p text:style-name="Preformatted_20_Text"><text:span text:style-name="Source_20_Text">│ <text:s text:c="2"/>├── types/ <text:s text:c="18"/># TypeScript definitions</text:span></text:p>
      <text:p text:style-name="Preformatted_20_Text"><text:span text:style-name="Source_20_Text">│ <text:s text:c="2"/>└── utils/ <text:s text:c="18"/># Utility functions</text:span></text:p>
      <text:p text:style-name="P6"><text:span text:style-name="Source_20_Text">└── _styles/ <text:s text:c="20"/># Additional styles</text:span></text:p>
      <text:h text:style-name="Heading_20_2" text:outline-level="2"><text:soft-page-break/>🛠️ What's Implemented</text:h>
      <text:h text:style-name="Heading_20_3" text:outline-level="3">✅ Core Features</text:h>
      <text:list text:style-name="L3">
        <text:list-item>
          <text:p text:style-name="P7"><text:span text:style-name="Strong_20_Emphasis">Visual Strategy Builder</text:span>: Drag-and-drop interface for creating trading strategies </text:p>
        </text:list-item>
        <text:list-item>
          <text:p text:style-name="P7"><text:span text:style-name="Strong_20_Emphasis">Indicator System</text:span>: RSI, Moving Average, MACD, Bollinger Bands </text:p>
        </text:list-item>
        <text:list-item>
          <text:p text:style-name="P7"><text:span text:style-name="Strong_20_Emphasis">Parameter Editing</text:span>: Real-time parameter adjustment with validation </text:p>
        </text:list-item>
        <text:list-item>
          <text:p text:style-name="P7"><text:span text:style-name="Strong_20_Emphasis">Risk Management</text:span>: Stop loss, take profit, position sizing </text:p>
        </text:list-item>
        <text:list-item>
          <text:p text:style-name="P7"><text:span text:style-name="Strong_20_Emphasis">Responsive UI</text:span>: Dark theme with modern glassmorphism design </text:p>
        </text:list-item>
        <text:list-item>
          <text:p text:style-name="P8"><text:span text:style-name="Strong_20_Emphasis">Type Safety</text:span>: Full TypeScript implementation </text:p>
        </text:list-item>
      </text:list>
      <text:h text:style-name="Heading_20_3" text:outline-level="3">🏗️ Component Architecture</text:h>
      <text:list text:style-name="L4">
        <text:list-item>
          <text:p text:style-name="P9"><text:span text:style-name="Strong_20_Emphasis">BuilderTabs</text:span>: Navigation between Entry/Exit/Risk sections </text:p>
        </text:list-item>
        <text:list-item>
          <text:p text:style-name="P9"><text:span text:style-name="Strong_20_Emphasis">StrategyBuilder</text:span>: Main builder interface with indicator management </text:p>
        </text:list-item>
        <text:list-item>
          <text:p text:style-name="P9"><text:span text:style-name="Strong_20_Emphasis">IndicatorCard</text:span>: Visual representation of indicators with parameters </text:p>
        </text:list-item>
        <text:list-item>
          <text:p text:style-name="P9"><text:span text:style-name="Strong_20_Emphasis">ParameterSidebar</text:span>: Real-time parameter editing panel </text:p>
        </text:list-item>
        <text:list-item>
          <text:p text:style-name="P10"><text:span text:style-name="Strong_20_Emphasis">RiskManagementPanel</text:span>: Risk configuration interface </text:p>
        </text:list-item>
      </text:list>
      <text:h text:style-name="Heading_20_3" text:outline-level="3">📊 Indicator System</text:h>
      <text:p text:style-name="Text_20_body">Each indicator includes:</text:p>
      <text:list text:style-name="L5">
        <text:list-item>
          <text:p text:style-name="P11"><text:span text:style-name="Strong_20_Emphasis">Category Classification</text:span>: Momentum, Trend, Volatility, Volume </text:p>
        </text:list-item>
        <text:list-item>
          <text:p text:style-name="P11"><text:span text:style-name="Strong_20_Emphasis">Parameter Validation</text:span>: Min/max values, step sizes, types </text:p>
        </text:list-item>
        <text:list-item>
          <text:p text:style-name="P11"><text:span text:style-name="Strong_20_Emphasis">Default Settings</text:span>: Sensible defaults for quick setup </text:p>
        </text:list-item>
        <text:list-item>
          <text:p text:style-name="P12"><text:span text:style-name="Strong_20_Emphasis">Visual Feedback</text:span>: Color-coded categories and status </text:p>
        </text:list-item>
      </text:list>
      <text:h text:style-name="Heading_20_3" text:outline-level="3">🎨 Design System</text:h>
      <text:list text:style-name="L6">
        <text:list-item>
          <text:p text:style-name="P13"><text:span text:style-name="Strong_20_Emphasis">Color Palette</text:span>: Blue primary, semantic colors for categories </text:p>
        </text:list-item>
        <text:list-item>
          <text:p text:style-name="P13"><text:span text:style-name="Strong_20_Emphasis">Typography</text:span>: Clean hierarchy with proper contrast </text:p>
        </text:list-item>
        <text:list-item>
          <text:p text:style-name="P13"><text:span text:style-name="Strong_20_Emphasis">Interactive States</text:span>: Hover, focus, selection states </text:p>
        </text:list-item>
        <text:list-item>
          <text:p text:style-name="P14"><text:span text:style-name="Strong_20_Emphasis">Accessibility</text:span>: ARIA labels, keyboard navigation </text:p>
        </text:list-item>
      </text:list>
      <text:h text:style-name="Heading_20_2" text:outline-level="2">🔧 Tech Stack</text:h>
      <text:h text:style-name="Heading_20_3" text:outline-level="3">Frontend</text:h>
      <text:list text:style-name="L7">
        <text:list-item>
          <text:p text:style-name="P15"><text:span text:style-name="Strong_20_Emphasis">Next.js 15</text:span> - React framework with App Router </text:p>
        </text:list-item>
        <text:list-item>
          <text:p text:style-name="P15"><text:span text:style-name="Strong_20_Emphasis">TypeScript</text:span> - Type safety and developer experience </text:p>
        </text:list-item>
        <text:list-item>
          <text:p text:style-name="P15"><text:span text:style-name="Strong_20_Emphasis">Tailwind CSS</text:span> - Utility-first styling </text:p>
        </text:list-item>
        <text:list-item>
          <text:p text:style-name="P16"><text:span text:style-name="Strong_20_Emphasis">Lucide Icons</text:span> - Modern icon system </text:p>
        </text:list-item>
      </text:list>
      <text:h text:style-name="Heading_20_3" text:outline-level="3">State Management</text:h>
      <text:list text:style-name="L8">
        <text:list-item>
          <text:p text:style-name="P17"><text:span text:style-name="Strong_20_Emphasis">React Hooks</text:span> - useState, useEffect for local state </text:p>
        </text:list-item>
        <text:list-item>
          <text:p text:style-name="P18"><text:span text:style-name="Strong_20_Emphasis">Component Props</text:span> - Prop drilling for now (Zustand planned) </text:p>
        </text:list-item>
      </text:list>
      <text:h text:style-name="Heading_20_3" text:outline-level="3"><text:soft-page-break/>Development</text:h>
      <text:list text:style-name="L9">
        <text:list-item>
          <text:p text:style-name="P19"><text:span text:style-name="Strong_20_Emphasis">ESLint</text:span> - Code linting with Next.js config </text:p>
        </text:list-item>
        <text:list-item>
          <text:p text:style-name="P20"><text:span text:style-name="Strong_20_Emphasis">PostCSS</text:span> - CSS processing with Tailwind </text:p>
        </text:list-item>
      </text:list>
      <text:h text:style-name="Heading_20_2" text:outline-level="2">🎯 Current Status</text:h>
      <text:h text:style-name="Heading_20_3" text:outline-level="3">Working Features</text:h>
      <text:list text:style-name="L10">
        <text:list-item>
          <text:p text:style-name="P21"><text:span text:style-name="Strong_20_Emphasis">Strategy Creation</text:span>: Create named strategies with timeframes </text:p>
        </text:list-item>
        <text:list-item>
          <text:p text:style-name="P21"><text:span text:style-name="Strong_20_Emphasis">Indicator Management</text:span>: Add/remove/configure indicators </text:p>
        </text:list-item>
        <text:list-item>
          <text:p text:style-name="P21"><text:span text:style-name="Strong_20_Emphasis">Parameter Editing</text:span>: Real-time parameter adjustment </text:p>
        </text:list-item>
        <text:list-item>
          <text:p text:style-name="P21"><text:span text:style-name="Strong_20_Emphasis">Risk Configuration</text:span>: Set stop-loss, take-profit, position size </text:p>
        </text:list-item>
        <text:list-item>
          <text:p text:style-name="P22"><text:span text:style-name="Strong_20_Emphasis">UI Navigation</text:span>: Tab-based interface with proper state management </text:p>
        </text:list-item>
      </text:list>
      <text:h text:style-name="Heading_20_3" text:outline-level="3">Next Steps (MVP Completion)</text:h>
      <text:list text:style-name="L11">
        <text:list-item>
          <text:p text:style-name="P23"><text:span text:style-name="Strong_20_Emphasis">Backtest Engine</text:span>: Connect to price data API </text:p>
        </text:list-item>
        <text:list-item>
          <text:p text:style-name="P23"><text:span text:style-name="Strong_20_Emphasis">Results Display</text:span>: Charts and metrics visualization </text:p>
        </text:list-item>
        <text:list-item>
          <text:p text:style-name="P23"><text:span text:style-name="Strong_20_Emphasis">Strategy Persistence</text:span>: Save/load strategies </text:p>
        </text:list-item>
        <text:list-item>
          <text:p text:style-name="P24"><text:span text:style-name="Strong_20_Emphasis">Performance Optimization</text:span>: Code splitting, lazy loading </text:p>
        </text:list-item>
      </text:list>
      <text:h text:style-name="Heading_20_2" text:outline-level="2">🚦 Running Specific Pages</text:h>
      <text:h text:style-name="Heading_20_3" text:outline-level="3">Strategy Builder</text:h>
      <text:p text:style-name="Preformatted_20_Text"><text:span text:style-name="Source_20_Text"># Navigate to the builder</text:span></text:p>
      <text:p text:style-name="P6"><text:span text:style-name="Source_20_Text">http://localhost:3000/build</text:span></text:p>
      <text:h text:style-name="Heading_20_3" text:outline-level="3">Features to Test</text:h>
      <text:list text:style-name="L12">
        <text:list-item>
          <text:p text:style-name="P25"><text:span text:style-name="Strong_20_Emphasis">Add Indicators</text:span>: Click "+ RSI", "+ Moving Average", etc. </text:p>
        </text:list-item>
        <text:list-item>
          <text:p text:style-name="P25"><text:span text:style-name="Strong_20_Emphasis">Edit Parameters</text:span>: Click any indicator card to open parameter panel </text:p>
        </text:list-item>
        <text:list-item>
          <text:p text:style-name="P25"><text:span text:style-name="Strong_20_Emphasis">Switch Tabs</text:span>: Test Entry/Exit/Risk management tabs </text:p>
        </text:list-item>
        <text:list-item>
          <text:p text:style-name="P25"><text:span text:style-name="Strong_20_Emphasis">Risk Settings</text:span>: Configure stop-loss and take-profit </text:p>
        </text:list-item>
        <text:list-item>
          <text:p text:style-name="P26"><text:span text:style-name="Strong_20_Emphasis">Responsive Design</text:span>: Test on different screen sizes </text:p>
        </text:list-item>
      </text:list>
      <text:h text:style-name="Heading_20_2" text:outline-level="2">🐛 Known Issues</text:h>
      <text:list text:style-name="L13">
        <text:list-item>
          <text:p text:style-name="P27"><text:span text:style-name="Strong_20_Emphasis">Backtest Button</text:span>: Currently shows placeholder alert </text:p>
        </text:list-item>
        <text:list-item>
          <text:p text:style-name="P27"><text:span text:style-name="Strong_20_Emphasis">Logo</text:span>: Simple placeholder (logo image not found) </text:p>
        </text:list-item>
        <text:list-item>
          <text:p text:style-name="P27"><text:span text:style-name="Strong_20_Emphasis">Data Persistence</text:span>: Strategies don't persist on page refresh </text:p>
        </text:list-item>
        <text:list-item>
          <text:p text:style-name="P28"><text:span text:style-name="Strong_20_Emphasis">Validation</text:span>: Some edge cases in parameter validation </text:p>
        </text:list-item>
      </text:list>
      <text:h text:style-name="Heading_20_2" text:outline-level="2">📈 Performance Notes</text:h>
      <text:list text:style-name="L14">
        <text:list-item>
          <text:p text:style-name="P29"><text:span text:style-name="Strong_20_Emphasis">Bundle Size</text:span>: Optimized with Next.js automatic code splitting </text:p>
        </text:list-item>
        <text:list-item>
          <text:p text:style-name="P29"><text:span text:style-name="Strong_20_Emphasis">Type Safety</text:span>: 100% TypeScript coverage </text:p>
        </text:list-item>
        <text:list-item>
          <text:p text:style-name="P29"><text:span text:style-name="Strong_20_Emphasis">Build Time</text:span>: ~10-15 seconds for development builds </text:p>
        </text:list-item>
        <text:list-item>
          <text:p text:style-name="P30"><text:soft-page-break/><text:span text:style-name="Strong_20_Emphasis">Runtime</text:span>: Smooth 60fps interactions in modern browsers </text:p>
        </text:list-item>
      </text:list>
      <text:h text:style-name="Heading_20_2" text:outline-level="2">🎨 Design Principles</text:h>
      <text:list text:style-name="L15">
        <text:list-item>
          <text:p text:style-name="P31"><text:span text:style-name="Strong_20_Emphasis">Simplicity First</text:span>: Complex features hidden behind simple interfaces </text:p>
        </text:list-item>
        <text:list-item>
          <text:p text:style-name="P31"><text:span text:style-name="Strong_20_Emphasis">Visual Feedback</text:span>: Clear indication of state changes and interactions </text:p>
        </text:list-item>
        <text:list-item>
          <text:p text:style-name="P31"><text:span text:style-name="Strong_20_Emphasis">Progressive Disclosure</text:span>: Advanced features available but not overwhelming </text:p>
        </text:list-item>
        <text:list-item>
          <text:p text:style-name="P31"><text:span text:style-name="Strong_20_Emphasis">Consistency</text:span>: Uniform spacing, colors, and interaction patterns </text:p>
        </text:list-item>
        <text:list-item>
          <text:p text:style-name="P32"><text:span text:style-name="Strong_20_Emphasis">Accessibility</text:span>: Keyboard navigation and screen reader support </text:p>
        </text:list-item>
      </text:list>
      <text:h text:style-name="Heading_20_2" text:outline-level="2">🔄 Development Workflow</text:h>
      <text:list text:style-name="L16">
        <text:list-item>
          <text:p text:style-name="P33"><text:span text:style-name="Strong_20_Emphasis">Start Dev Server</text:span>: <text:span text:style-name="Source_20_Text">npm run dev</text:span> </text:p>
        </text:list-item>
        <text:list-item>
          <text:p text:style-name="P33"><text:span text:style-name="Strong_20_Emphasis">Make Changes</text:span>: Files auto-reload on save </text:p>
        </text:list-item>
        <text:list-item>
          <text:p text:style-name="P33"><text:span text:style-name="Strong_20_Emphasis">Test Features</text:span>: Use the build page to test functionality </text:p>
        </text:list-item>
        <text:list-item>
          <text:p text:style-name="P33"><text:span text:style-name="Strong_20_Emphasis">Check Types</text:span>: <text:span text:style-name="Source_20_Text">npm run build</text:span> to verify TypeScript </text:p>
        </text:list-item>
        <text:list-item>
          <text:p text:style-name="P34"><text:span text:style-name="Strong_20_Emphasis">Lint Code</text:span>: <text:span text:style-name="Source_20_Text">npm run lint</text:span> for code quality </text:p>
        </text:list-item>
      </text:list>
      <text:p text:style-name="Horizontal_20_Line"/>
      <text:h text:style-name="Heading_20_2" text:outline-level="2">🏃‍♂️ Next Development Session</text:h>
      <text:p text:style-name="Text_20_body"><text:span text:style-name="Strong_20_Emphasis">Priority Tasks:</text:span></text:p>
      <text:list text:style-name="L17">
        <text:list-item>
          <text:p text:style-name="P35">Implement basic backtest engine with mock data </text:p>
        </text:list-item>
        <text:list-item>
          <text:p text:style-name="P35">Create results visualization components </text:p>
        </text:list-item>
        <text:list-item>
          <text:p text:style-name="P35">Add strategy save/load functionality </text:p>
        </text:list-item>
        <text:list-item>
          <text:p text:style-name="P36">Connect to real price data API </text:p>
        </text:list-item>
      </text:list>
      <text:p text:style-name="Text_20_body"><text:span text:style-name="Strong_20_Emphasis">Quick Wins:</text:span></text:p>
      <text:list text:style-name="L18">
        <text:list-item>
          <text:p text:style-name="P37">Add more indicator types </text:p>
        </text:list-item>
        <text:list-item>
          <text:p text:style-name="P37">Improve parameter validation </text:p>
        </text:list-item>
        <text:list-item>
          <text:p text:style-name="P37">Add strategy templates </text:p>
        </text:list-item>
        <text:list-item>
          <text:p text:style-name="P38">Enhance mobile responsiveness </text:p>
        </text:list-item>
      </text:list>
      <text:p text:style-name="Text_20_body">This is a solid foundation for your MVP! The component architecture is clean, type-safe, and ready for the next features. 🚀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4-27T19:59:21.138999389</meta:creation-date>
    <meta:generator>LibreOffice/25.2.2.2$Linux_X86_64 LibreOffice_project/520$Build-2</meta:generator>
    <dc:date>2025-06-22T12:48:18.741733725</dc:date>
    <meta:editing-duration>PT2S</meta:editing-duration>
    <meta:editing-cycles>1</meta:editing-cycles>
    <meta:document-statistic meta:table-count="0" meta:image-count="0" meta:object-count="0" meta:page-count="4" meta:paragraph-count="129" meta:word-count="764" meta:character-count="5354" meta:non-whitespace-character-count="4440"/>
  </office:meta>
</office:document-meta>
</file>